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icrosoft YaHei" svg:font-family="Microsoft YaHei" style:font-family-generic="swiss" style:font-pitch="variable" svg:panose-1="2 11 5 3 2 2 4 2 2 4"/>
    <style:font-face style:name="Palatino" svg:font-family="Palatino"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Baskerville Old Face" svg:font-family="Baskerville Old Face" style:font-family-generic="roman" style:font-pitch="variable" svg:panose-1="2 2 6 2 8 5 5 2 3 3"/>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text-properties style:font-name="Times New Roman" style:font-name-complex="Times New Roman" fo:font-size="18pt" style:font-size-asian="18pt" style:font-size-complex="18pt"/>
    </style:style>
    <style:style style:name="P2" style:parent-style-name="Standard" style:family="paragraph">
      <style:paragraph-properties fo:text-align="center"/>
      <style:text-properties style:font-name="Times New Roman" style:font-name-complex="Times New Roman"/>
    </style:style>
    <style:style style:name="P3" style:parent-style-name="Standard" style:family="paragraph">
      <style:text-properties style:font-name="Times New Roman" style:font-name-complex="Times New Roman" fo:font-size="12pt" style:font-size-asian="12pt" style:font-size-complex="12pt"/>
    </style:style>
    <style:style style:name="P4" style:parent-style-name="Standard" style:family="paragraph">
      <style:text-properties style:font-name="Times New Roman" style:font-name-complex="Times New Roman" fo:font-size="12pt" style:font-size-asian="12pt" style:font-size-complex="12pt"/>
    </style:style>
    <style:style style:name="P5" style:parent-style-name="Standard" style:family="paragraph">
      <style:text-properties style:font-name="Times New Roman" style:font-name-complex="Times New Roman" fo:font-size="12pt" style:font-size-asian="12pt" style:font-size-complex="12pt"/>
    </style:style>
    <style:style style:name="P6" style:parent-style-name="Standard" style:family="paragraph">
      <style:text-properties style:font-name="Times New Roman" style:font-name-complex="Times New Roman" fo:font-size="12pt" style:font-size-asian="12pt" style:font-size-complex="12pt"/>
    </style:style>
    <style:style style:name="P7" style:parent-style-name="Standard" style:family="paragraph">
      <style:text-properties style:font-name="Times New Roman" style:font-name-complex="Times New Roman" fo:font-size="12pt" style:font-size-asian="12pt" style:font-size-complex="12pt"/>
    </style:style>
    <style:style style:name="T8" style:parent-style-name="DefaultParagraphFont" style:family="text">
      <style:text-properties style:font-name="Times New Roman" style:font-name-complex="Times New Roman" fo:font-size="12pt" style:font-size-asian="12pt" style:font-size-complex="12pt"/>
    </style:style>
    <style:style style:name="P9" style:parent-style-name="Standard" style:family="paragraph">
      <style:text-properties style:font-name="Times New Roman" style:font-name-complex="Times New Roman" fo:font-size="12pt" style:font-size-asian="12pt" style:font-size-complex="12pt"/>
    </style:style>
    <style:style style:name="P10" style:parent-style-name="NoSpacing" style:family="paragraph">
      <style:text-properties fo:font-weight="bold" style:font-weight-asian="bold"/>
    </style:style>
    <style:style style:name="P11" style:parent-style-name="NoSpacing" style:family="paragraph">
      <style:text-properties fo:font-weight="bold" style:font-weight-asian="bold" fo:font-size="11pt" style:font-size-asian="11pt"/>
    </style:style>
    <style:style style:name="P12" style:parent-style-name="NoSpacing" style:family="paragraph">
      <style:text-properties fo:font-weight="bold" style:font-weight-asian="bold" fo:font-size="11pt" style:font-size-asian="11pt"/>
    </style:style>
    <style:style style:name="P13" style:parent-style-name="Body" style:family="paragraph">
      <style:paragraph-properties>
        <style:tab-stops>
          <style:tab-stop style:type="left" style:position="0.375in"/>
          <style:tab-stop style:type="left" style:position="0.625in"/>
        </style:tab-stops>
      </style:paragraph-properties>
    </style:style>
    <style:style style:name="T14" style:parent-style-name="DefaultParagraphFont" style:family="text">
      <style:text-properties style:font-name="Times New Roman" fo:color="#000000" style:font-size-complex="12pt"/>
    </style:style>
    <style:style style:name="P15" style:parent-style-name="Body" style:family="paragraph">
      <style:paragraph-properties>
        <style:tab-stops>
          <style:tab-stop style:type="left" style:position="0.375in"/>
          <style:tab-stop style:type="left" style:position="0.625in"/>
        </style:tab-stops>
      </style:paragraph-properties>
      <style:text-properties style:font-name="Times New Roman" style:font-size-complex="12pt" style:language-asian="ja" style:country-asian="JP"/>
    </style:style>
    <style:style style:name="P16" style:parent-style-name="Standard" style:family="paragraph">
      <style:paragraph-properties fo:margin-bottom="0in" fo:background-color="#FFFFFF"/>
      <style:text-properties style:font-name="Times New Roman" style:font-name-asian="Calibri" style:font-name-complex="Times New Roman" fo:font-weight="bold" style:font-weight-asian="bold" fo:font-size="12pt" style:font-size-asian="12pt" style:font-size-complex="12pt"/>
    </style:style>
    <style:style style:name="P17" style:parent-style-name="Standard" style:family="paragraph">
      <style:paragraph-properties fo:margin-bottom="0in" fo:background-color="#FFFFFF"/>
      <style:text-properties style:font-name="Times New Roman" style:font-name-asian="Calibri" style:font-name-complex="Times New Roman" fo:font-weight="bold" style:font-weight-asian="bold"/>
    </style:style>
    <style:style style:name="P18" style:parent-style-name="Standard" style:family="paragraph">
      <style:paragraph-properties fo:margin-bottom="0in" fo:background-color="#FFFFFF"/>
      <style:text-properties style:font-name="Times New Roman" style:font-name-asian="Calibri" style:font-name-complex="Times New Roman" fo:font-size="12pt" style:font-size-asian="12pt" style:font-size-complex="12pt"/>
    </style:style>
    <style:style style:name="P19" style:parent-style-name="Standard" style:family="paragraph">
      <style:paragraph-properties fo:margin-bottom="0in" fo:background-color="#FFFFFF"/>
      <style:text-properties style:font-name="Times New Roman" style:font-name-asian="Calibri" style:font-name-complex="Times New Roman" fo:font-size="12pt" style:font-size-asian="12pt" style:font-size-complex="12pt"/>
    </style:style>
    <style:style style:name="P20" style:parent-style-name="Standard" style:family="paragraph">
      <style:paragraph-properties fo:margin-bottom="0in" fo:background-color="#FFFFFF"/>
      <style:text-properties style:font-name="Times New Roman" style:font-name-asian="Calibri" style:font-name-complex="Times New Roman" fo:font-weight="bold" style:font-weight-asian="bold" fo:font-size="12pt" style:font-size-asian="12pt" style:font-size-complex="12pt"/>
    </style:style>
    <style:style style:name="P21" style:parent-style-name="Standard" style:family="paragraph">
      <style:paragraph-properties fo:margin-bottom="0in" fo:background-color="#FFFFFF"/>
      <style:text-properties style:font-name="Times New Roman" style:font-name-asian="Calibri" style:font-name-complex="Times New Roman" fo:font-weight="bold" style:font-weight-asian="bold" fo:font-size="12pt" style:font-size-asian="12pt" style:font-size-complex="12pt"/>
    </style:style>
    <style:style style:name="P22" style:parent-style-name="NoSpacing" style:family="paragraph">
      <style:text-properties style:font-size-complex="12pt"/>
    </style:style>
    <style:style style:name="P23" style:parent-style-name="NoSpacing" style:family="paragraph">
      <style:text-properties style:font-size-complex="12pt"/>
    </style:style>
    <style:style style:name="P24" style:parent-style-name="NoSpacing" style:family="paragraph">
      <style:text-properties style:font-size-complex="12pt"/>
    </style:style>
    <style:style style:name="P25" style:parent-style-name="NoSpacing" style:family="paragraph">
      <style:text-properties style:font-size-complex="12pt"/>
    </style:style>
    <style:style style:name="P26" style:parent-style-name="NoSpacing" style:family="paragraph">
      <style:text-properties style:font-size-complex="12pt"/>
    </style:style>
    <style:style style:name="P27" style:parent-style-name="Standard" style:family="paragraph">
      <style:text-properties fo:font-weight="bold" style:font-weight-asian="bold"/>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weight="bold" style:font-weight-asian="bold" fo:font-style="italic" style:font-style-asian="italic" style:text-position="super 63.6%"/>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style:font-name="Open Sans"/>
    </style:style>
    <style:style style:name="T32" style:parent-style-name="DefaultParagraphFont" style:family="text">
      <style:text-properties style:font-name="Open Sans"/>
    </style:style>
    <style:style style:name="T33" style:parent-style-name="DefaultParagraphFont" style:family="text">
      <style:text-properties style:font-name="Open Sans"/>
    </style:style>
    <style:style style:name="T34" style:parent-style-name="DefaultParagraphFont" style:family="text">
      <style:text-properties style:font-name="Open Sans"/>
    </style:style>
    <style:style style:name="P35" style:parent-style-name="NoSpacing" style:family="paragraph">
      <style:text-properties fo:font-weight="bold" style:font-weight-asian="bold" style:font-size-complex="12pt"/>
    </style:style>
    <style:style style:name="P36" style:parent-style-name="NoSpacing" style:family="paragraph">
      <style:text-properties fo:font-weight="bold" style:font-weight-asian="bold" style:font-size-complex="12pt"/>
    </style:style>
    <style:style style:name="P37" style:parent-style-name="NoSpacing" style:family="paragraph">
      <style:text-properties style:font-size-complex="12pt"/>
    </style:style>
    <style:style style:name="P38" style:parent-style-name="NoSpacing" style:family="paragraph">
      <style:text-properties style:font-size-complex="12pt"/>
    </style:style>
    <style:style style:name="P39" style:parent-style-name="Standard" style:family="paragraph">
      <style:paragraph-properties fo:margin-left="1.1979in" fo:text-indent="-1.1979in">
        <style:tab-stops/>
      </style:paragraph-properties>
      <style:text-properties style:font-name="Times New Roman" style:font-name-complex="Times New Roman" fo:font-weight="bold" style:font-weight-asian="bold" fo:font-size="12pt" style:font-size-asian="12pt" style:font-size-complex="12pt"/>
    </style:style>
    <style:style style:name="P40" style:parent-style-name="Standard" style:family="paragraph">
      <style:text-properties style:font-name="Times New Roman" style:font-name-complex="Times New Roman" fo:font-size="12pt" style:font-size-asian="12pt" style:font-size-complex="12pt"/>
    </style:style>
    <style:style style:name="T41" style:parent-style-name="DefaultParagraphFont" style:family="text">
      <style:text-properties fo:font-weight="bold" style:font-weight-asian="bold"/>
    </style:style>
    <style:style style:name="T42" style:parent-style-name="DefaultParagraphFont" style:family="text">
      <style:text-properties fo:font-weight="bold" style:font-weight-asian="bold"/>
    </style:style>
    <style:style style:name="P43"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44"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45"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46"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47"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48"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49"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50"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51"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52"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53" style:parent-style-name="Standard" style:family="paragraph">
      <style:paragraph-properties fo:margin-bottom="0in" fo:line-height="100%" fo:background-color="#FFFFFF"/>
      <style:text-properties style:font-name="Times New Roman" style:font-name-asian="Times New Roman" style:font-name-complex="Times New Roman" fo:color="#000000" fo:font-size="12pt" style:font-size-asian="12pt" style:font-size-complex="12pt"/>
    </style:style>
    <style:style style:name="P54" style:parent-style-name="Heading3" style:family="paragraph">
      <style:text-properties style:font-size-complex="12pt"/>
    </style:style>
    <style:style style:name="P55" style:parent-style-name="NormalWeb" style:family="paragraph">
      <style:paragraph-properties fo:margin-top="0in" fo:margin-bottom="0.1041in" style:line-height-at-least="0.2083in" fo:background-color="#FFFFFF"/>
    </style:style>
    <style:style style:name="P56" style:parent-style-name="NormalWeb" style:family="paragraph">
      <style:paragraph-properties fo:margin-top="0in" fo:margin-bottom="0.1041in" style:line-height-at-least="0.2083in" fo:background-color="#FFFFFF"/>
    </style:style>
    <style:style style:name="P57" style:parent-style-name="Standard" style:family="paragraph">
      <style:text-properties style:font-name="Times New Roman" style:font-name-complex="Times New Roman" fo:font-weight="bold" style:font-weight-asian="bold" fo:color="#000000" fo:font-size="12pt" style:font-size-asian="12pt" style:font-size-complex="12pt"/>
    </style:style>
    <style:style style:name="T58" style:parent-style-name="DefaultParagraphFont" style:family="text">
      <style:text-properties style:font-name="Times New Roman" style:font-name-complex="Times New Roman" fo:color="#000000" fo:font-size="12pt" style:font-size-asian="12pt" style:font-size-complex="12pt"/>
    </style:style>
    <style:style style:name="T59" style:parent-style-name="DefaultParagraphFont" style:family="text">
      <style:text-properties style:font-name="Times New Roman" style:font-name-complex="Times New Roman" fo:font-size="12pt" style:font-size-asian="12pt" style:font-size-complex="12pt"/>
    </style:style>
    <style:style style:name="T60" style:parent-style-name="DefaultParagraphFont" style:family="text">
      <style:text-properties style:font-name="Times New Roman" style:font-name-complex="Times New Roman" fo:color="#000000" fo:font-size="12pt" style:font-size-asian="12pt" style:font-size-complex="12pt"/>
    </style:style>
    <style:style style:name="T61" style:parent-style-name="DefaultParagraphFont" style:family="text">
      <style:text-properties style:font-name="Times New Roman" style:font-name-complex="Times New Roman" fo:font-size="12pt" style:font-size-asian="12pt" style:font-size-complex="12pt"/>
    </style:style>
    <style:style style:name="P62" style:parent-style-name="Standard" style:family="paragraph">
      <style:text-properties style:font-name="Times New Roman" style:font-name-complex="Times New Roman" fo:font-weight="bold" style:font-weight-asian="bold" fo:font-size="12pt" style:font-size-asian="12pt" style:font-size-complex="12pt"/>
    </style:style>
    <style:style style:name="TableColumn64" style:family="table-column">
      <style:table-column-properties style:column-width="1.3194in" style:use-optimal-column-width="false"/>
    </style:style>
    <style:style style:name="TableColumn65" style:family="table-column">
      <style:table-column-properties style:column-width="1.3194in" style:use-optimal-column-width="false"/>
    </style:style>
    <style:style style:name="TableColumn66" style:family="table-column">
      <style:table-column-properties style:column-width="1.3194in" style:use-optimal-column-width="false"/>
    </style:style>
    <style:style style:name="TableColumn67" style:family="table-column">
      <style:table-column-properties style:column-width="1.3222in" style:use-optimal-column-width="false"/>
    </style:style>
    <style:style style:name="TableColumn68" style:family="table-column">
      <style:table-column-properties style:column-width="1.2118in" style:use-optimal-column-width="false"/>
    </style:style>
    <style:style style:name="Table63" style:family="table">
      <style:table-properties style:width="6.4923in" fo:margin-left="-0.075in" table:align="lef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5in" fo:padding-bottom="0in" fo:padding-right="0.075in"/>
    </style:style>
    <style:style style:name="P71"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72" style:family="table-cell">
      <style:table-cell-properties fo:border="0.0069in solid #00000A" style:writing-mode="lr-tb" fo:padding-top="0in" fo:padding-left="0.075in" fo:padding-bottom="0in" fo:padding-right="0.075in"/>
    </style:style>
    <style:style style:name="P73"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74" style:family="table-cell">
      <style:table-cell-properties fo:border="0.0069in solid #00000A" style:writing-mode="lr-tb" fo:padding-top="0in" fo:padding-left="0.075in" fo:padding-bottom="0in" fo:padding-right="0.075in"/>
    </style:style>
    <style:style style:name="P75"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76" style:family="table-cell">
      <style:table-cell-properties fo:border="0.0069in solid #00000A" style:writing-mode="lr-tb" fo:padding-top="0in" fo:padding-left="0.075in" fo:padding-bottom="0in" fo:padding-right="0.075in"/>
    </style:style>
    <style:style style:name="P77"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78" style:family="table-cell">
      <style:table-cell-properties fo:border="0.0069in solid #00000A" style:writing-mode="lr-tb" fo:padding-top="0in" fo:padding-left="0.075in" fo:padding-bottom="0in" fo:padding-right="0.075in"/>
    </style:style>
    <style:style style:name="P79"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Row80" style:family="table-row">
      <style:table-row-properties style:use-optimal-row-height="false"/>
    </style:style>
    <style:style style:name="TableCell81" style:family="table-cell">
      <style:table-cell-properties fo:border="0.0069in solid #00000A" style:writing-mode="lr-tb" fo:padding-top="0in" fo:padding-left="0.075in" fo:padding-bottom="0in" fo:padding-right="0.075in"/>
    </style:style>
    <style:style style:name="P82"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83" style:family="table-cell">
      <style:table-cell-properties fo:border="0.0069in solid #00000A" style:writing-mode="lr-tb" fo:padding-top="0in" fo:padding-left="0.075in" fo:padding-bottom="0in" fo:padding-right="0.075in"/>
    </style:style>
    <style:style style:name="P84"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85" style:family="table-cell">
      <style:table-cell-properties fo:border="0.0069in solid #00000A" style:writing-mode="lr-tb" fo:padding-top="0in" fo:padding-left="0.075in" fo:padding-bottom="0in" fo:padding-right="0.075in"/>
    </style:style>
    <style:style style:name="P86"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87" style:family="table-cell">
      <style:table-cell-properties fo:border="0.0069in solid #00000A" style:writing-mode="lr-tb" fo:padding-top="0in" fo:padding-left="0.075in" fo:padding-bottom="0in" fo:padding-right="0.075in"/>
    </style:style>
    <style:style style:name="P88"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89" style:family="table-cell">
      <style:table-cell-properties fo:border="0.0069in solid #00000A" style:writing-mode="lr-tb" fo:padding-top="0in" fo:padding-left="0.075in" fo:padding-bottom="0in" fo:padding-right="0.075in"/>
    </style:style>
    <style:style style:name="P90"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Row91" style:family="table-row">
      <style:table-row-properties style:use-optimal-row-height="false"/>
    </style:style>
    <style:style style:name="TableCell92" style:family="table-cell">
      <style:table-cell-properties fo:border="0.0069in solid #00000A" style:writing-mode="lr-tb" fo:padding-top="0in" fo:padding-left="0.075in" fo:padding-bottom="0in" fo:padding-right="0.075in"/>
    </style:style>
    <style:style style:name="P93"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94" style:family="table-cell">
      <style:table-cell-properties fo:border="0.0069in solid #00000A" style:writing-mode="lr-tb" fo:padding-top="0in" fo:padding-left="0.075in" fo:padding-bottom="0in" fo:padding-right="0.075in"/>
    </style:style>
    <style:style style:name="P95"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96" style:family="table-cell">
      <style:table-cell-properties fo:border="0.0069in solid #00000A" style:writing-mode="lr-tb" fo:padding-top="0in" fo:padding-left="0.075in" fo:padding-bottom="0in" fo:padding-right="0.075in"/>
    </style:style>
    <style:style style:name="P97"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98" style:family="table-cell">
      <style:table-cell-properties fo:border="0.0069in solid #00000A" style:writing-mode="lr-tb" fo:padding-top="0in" fo:padding-left="0.075in" fo:padding-bottom="0in" fo:padding-right="0.075in"/>
    </style:style>
    <style:style style:name="P99"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TableCell100" style:family="table-cell">
      <style:table-cell-properties fo:border="0.0069in solid #00000A" style:writing-mode="lr-tb" fo:padding-top="0in" fo:padding-left="0.075in" fo:padding-bottom="0in" fo:padding-right="0.075in"/>
    </style:style>
    <style:style style:name="P101" style:parent-style-name="Standard" style:family="paragraph">
      <style:paragraph-properties fo:margin-bottom="0in" fo:line-height="100%"/>
      <style:text-properties style:font-name="Times New Roman" style:font-name-complex="Times New Roman" fo:font-weight="bold" style:font-weight-asian="bold" fo:font-size="12pt" style:font-size-asian="12pt" style:font-size-complex="12pt"/>
    </style:style>
    <style:style style:name="P102" style:parent-style-name="Standard" style:family="paragraph">
      <style:text-properties style:font-name="Times New Roman" style:font-name-complex="Times New Roman" fo:font-size="12pt" style:font-size-asian="12pt" style:font-size-complex="12pt"/>
    </style:style>
    <style:style style:name="P103" style:parent-style-name="Standard" style:family="paragraph">
      <style:text-properties fo:font-weight="bold" style:font-weight-asian="bold"/>
    </style:style>
    <style:style style:name="P104" style:parent-style-name="Standard" style:family="paragraph">
      <style:text-properties style:font-name="Times New Roman" style:font-name-complex="Times New Roman" fo:font-weight="bold" style:font-weight-asian="bold" fo:font-size="12pt" style:font-size-asian="12pt" style:font-size-complex="12pt"/>
    </style:style>
    <style:style style:name="P105" style:parent-style-name="Standard" style:family="paragraph">
      <style:paragraph-properties fo:line-height="100%"/>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style>
    <style:style style:name="P108" style:parent-style-name="Standard" style:family="paragraph">
      <style:text-properties style:font-name="Times New Roman" style:font-name-complex="Times New Roman" fo:font-weight="bold" style:font-weight-asian="bold" fo:font-size="12pt" style:font-size-asian="12pt" style:font-size-complex="12pt"/>
    </style:style>
    <style:style style:name="P109" style:parent-style-name="Standard" style:family="paragraph">
      <style:text-properties style:font-name="Times New Roman" style:font-name-complex="Times New Roman" fo:font-size="12pt" style:font-size-asian="12pt" style:font-size-complex="12pt"/>
    </style:style>
    <style:style style:name="P110" style:parent-style-name="NoSpacing" style:family="paragraph">
      <style:text-properties style:font-size-complex="12pt"/>
    </style:style>
    <style:style style:name="P111" style:parent-style-name="Standard" style:family="paragraph">
      <style:text-properties style:font-name="Times New Roman" style:font-name-complex="Times New Roman" fo:font-size="12pt" style:font-size-asian="12pt" style:font-size-complex="12pt"/>
    </style:style>
    <style:style style:name="P112" style:parent-style-name="Standard"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113" style:parent-style-name="Standard"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T114" style:parent-style-name="DefaultParagraphFont" style:family="text">
      <style:text-properties style:font-name="Times New Roman" style:font-name-complex="Times New Roman" fo:font-size="12pt" style:font-size-asian="12pt" style:font-size-complex="12pt"/>
    </style:style>
    <style:style style:name="T115" style:parent-style-name="apple-converted-space"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size="12pt" style:font-size-asian="12pt" style:font-size-complex="12pt"/>
    </style:style>
    <style:style style:name="T117" style:parent-style-name="DefaultParagraphFont" style:family="text">
      <style:text-properties style:font-name="Times New Roman" style:font-name-complex="Times New Roman" fo:font-size="12pt" style:font-size-asian="12pt" style:font-size-complex="12pt"/>
    </style:style>
    <style:style style:name="P118" style:parent-style-name="Standard" style:family="paragraph">
      <style:text-properties style:font-name="Times New Roman" style:font-name-complex="Times New Roman" fo:font-size="12pt" style:font-size-asian="12pt" style:font-size-complex="12pt"/>
    </style:style>
    <style:style style:name="P119" style:parent-style-name="x_msonormal" style:family="paragraph">
      <style:paragraph-properties fo:margin-top="0in" fo:margin-bottom="0in" fo:background-color="#FFFFFF"/>
    </style:style>
    <style:style style:name="T120" style:parent-style-name="DefaultParagraphFont" style:family="text">
      <style:text-properties style:font-name="Baskerville Old Face" style:font-name-complex="Calibri" fo:font-style="italic" style:font-style-asian="italic" style:font-style-complex="italic" fo:color="#43464D" fo:background-color="#FFFFFF"/>
    </style:style>
    <style:style style:name="P121" style:parent-style-name="Standard" style:family="paragraph">
      <style:text-properties style:font-name="Times New Roman" style:font-name-complex="Times New Roman" fo:font-size="12pt" style:font-size-asian="12pt" style:font-size-complex="12pt"/>
    </style:style>
    <style:style style:name="P122" style:parent-style-name="Standard" style:family="paragraph">
      <style:paragraph-properties fo:margin-left="0.5in">
        <style:tab-stops/>
      </style:paragraph-properties>
      <style:text-properties style:font-name="Times New Roman" style:font-name-complex="Times New Roman" fo:font-size="12pt" style:font-size-asian="12pt" style:font-size-complex="12pt"/>
    </style:style>
    <style:style style:name="P123" style:parent-style-name="Standard" style:family="paragraph">
      <style:text-properties style:font-name="Times New Roman" style:font-name-complex="Times New Roman" fo:font-size="12pt" style:font-size-asian="12pt" style:font-size-complex="12pt"/>
    </style:style>
    <style:style style:name="T12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5" style:parent-style-name="DefaultParagraphFont" style:family="text">
      <style:text-properties style:font-name="Times New Roman" style:font-name-complex="Times New Roman" fo:font-size="12pt" style:font-size-asian="12pt" style:font-size-complex="12pt"/>
    </style:style>
    <style:style style:name="T126" style:parent-style-name="DefaultParagraphFont" style:family="text">
      <style:text-properties style:font-name="Times New Roman" style:font-name-complex="Times New Roman" fo:font-size="12pt" style:font-size-asian="12pt" style:font-size-complex="12pt"/>
    </style:style>
    <style:style style:name="T127" style:parent-style-name="DefaultParagraphFont" style:family="text">
      <style:text-properties style:font-name="Times New Roman" style:font-name-complex="Times New Roman" fo:font-size="12pt" style:font-size-asian="12pt" style:font-size-complex="12pt"/>
    </style:style>
    <style:style style:name="P128" style:parent-style-name="Standard" style:family="paragraph">
      <style:text-properties style:font-name="Times New Roman" style:font-name-complex="Times New Roman" fo:font-size="12pt" style:font-size-asian="12pt" style:font-size-complex="12pt"/>
    </style:style>
    <style:style style:name="P129" style:parent-style-name="Standard" style:family="paragraph">
      <style:text-properties style:font-name="Times New Roman" style:font-name-complex="Times New Roman" fo:font-weight="bold" style:font-weight-asian="bold" fo:color="#000000" fo:font-size="12pt" style:font-size-asian="12pt" style:font-size-complex="12pt"/>
    </style:style>
    <style:style style:name="P130" style:parent-style-name="Standard" style:family="paragraph">
      <style:text-properties style:font-name="Times New Roman" style:font-name-complex="Times New Roman" fo:color="#000000" fo:font-size="12pt" style:font-size-asian="12pt" style:font-size-complex="12pt"/>
    </style:style>
    <style:style style:name="P131" style:parent-style-name="Standard" style:family="paragraph">
      <style:paragraph-properties fo:margin-top="0.0694in" fo:margin-bottom="0.0694in"/>
      <style:text-properties style:font-name="Times New Roman" style:font-name-complex="Times New Roman" fo:font-weight="bold" style:font-weight-asian="bold" fo:font-size="12pt" style:font-size-asian="12pt" style:font-size-complex="12pt"/>
    </style:style>
    <style:style style:name="P132" style:parent-style-name="Standard" style:family="paragraph">
      <style:text-properties style:font-name="Times New Roman" style:font-name-complex="Times New Roman" fo:font-size="12pt" style:font-size-asian="12pt" style:font-size-complex="12pt"/>
    </style:style>
    <style:style style:name="P133" style:parent-style-name="Standard" style:family="paragraph">
      <style:text-properties style:font-name="Times New Roman" style:font-name-complex="Times New Roman" fo:font-weight="bold" style:font-weight-asian="bold" style:font-weight-complex="bold" fo:font-size="12pt" style:font-size-asian="12pt" style:font-size-complex="12pt"/>
    </style:style>
    <style:style style:name="P134" style:parent-style-name="Standard" style:family="paragraph">
      <style:paragraph-properties fo:line-height="100%"/>
    </style:style>
    <style:style style:name="T135" style:parent-style-name="DefaultParagraphFont" style:family="text">
      <style:text-properties style:font-name="Times New Roman" style:font-name-complex="Times New Roman" style:font-weight-complex="bold" fo:font-size="12pt" style:font-size-asian="12pt" style:font-size-complex="12pt"/>
    </style:style>
    <style:style style:name="T136" style:parent-style-name="DefaultParagraphFont" style:family="text">
      <style:text-properties style:font-name="Times New Roman" style:font-name-complex="Times New Roman" style:font-weight-complex="bold" fo:font-style="italic" style:font-style-asian="italic" style:font-style-complex="italic" fo:font-size="12pt" style:font-size-asian="12pt" style:font-size-complex="12pt"/>
    </style:style>
    <style:style style:name="T137" style:parent-style-name="DefaultParagraphFont" style:family="text">
      <style:text-properties style:font-name="Times New Roman" style:font-name-complex="Times New Roman" style:font-weight-complex="bold" fo:font-size="12pt" style:font-size-asian="12pt" style:font-size-complex="12pt"/>
    </style:style>
    <style:style style:name="T138" style:parent-style-name="DefaultParagraphFont" style:family="text">
      <style:text-properties style:font-name="Times New Roman" style:font-name-complex="Times New Roman" style:font-weight-complex="bold" fo:font-style="italic" style:font-style-asian="italic" style:font-style-complex="italic" fo:font-size="12pt" style:font-size-asian="12pt" style:font-size-complex="12pt"/>
    </style:style>
    <style:style style:name="T139" style:parent-style-name="DefaultParagraphFont" style:family="text">
      <style:text-properties style:font-name="Times New Roman" style:font-name-complex="Times New Roman" style:font-weight-complex="bold" fo:font-size="12pt" style:font-size-asian="12pt" style:font-size-complex="12pt"/>
    </style:style>
    <style:style style:name="T140" style:parent-style-name="DefaultParagraphFont" style:family="text">
      <style:text-properties style:font-name="Times New Roman" style:font-name-complex="Times New Roman" fo:font-size="12pt" style:font-size-asian="12pt" style:font-size-complex="12pt"/>
    </style:style>
    <style:style style:name="T141" style:parent-style-name="DefaultParagraphFont" style:family="text">
      <style:text-properties style:font-name="Times New Roman" style:font-name-complex="Times New Roman" fo:font-size="12pt" style:font-size-asian="12pt" style:font-size-complex="12pt"/>
    </style:style>
    <style:style style:name="P142" style:parent-style-name="Normal" style:family="paragraph">
      <style:paragraph-properties fo:widows="2" fo:orphans="2" style:vertical-align="auto" fo:margin-bottom="0.1111in" fo:line-height="106%"/>
      <style:text-properties fo:hyphenate="true"/>
    </style:style>
    <style:style style:name="T143" style:parent-style-name="DefaultParagraphFont" style:family="text">
      <style:text-properties style:font-name="Times New Roman" style:font-name-asian="Calibri" style:font-name-complex="Times New Roman" fo:color="#000000" fo:font-size="12pt" style:font-size-asian="12pt" style:font-size-complex="12pt"/>
    </style:style>
    <style:style style:name="P144" style:parent-style-name="Normal" style:family="paragraph">
      <style:paragraph-properties fo:widows="2" fo:orphans="2" style:vertical-align="auto" fo:margin-bottom="0.0694in" fo:line-height="100%" fo:background-color="#FFFFFF"/>
      <style:text-properties style:font-name="Arial" style:font-name-asian="Times New Roman" style:font-name-complex="Arial" fo:font-weight="bold" style:font-weight-asian="bold" style:font-weight-complex="bold" fo:color="#502E81" fo:letter-spacing="0.0048in" style:letter-kerning="false" fo:font-size="18pt" style:font-size-asian="18pt" style:font-size-complex="18pt" fo:hyphenate="true"/>
    </style:style>
    <style:style style:name="P145" style:parent-style-name="Normal" style:family="paragraph">
      <style:paragraph-properties fo:widows="2" fo:orphans="2" style:vertical-align="auto" fo:margin-bottom="0.0694in" fo:line-height="100%" fo:background-color="#FFFFFF"/>
      <style:text-properties style:font-name="Times New Roman" style:font-name-asian="Times New Roman" style:font-name-complex="Times New Roman" fo:color="#231F20" style:letter-kerning="false" fo:font-size="12pt" style:font-size-asian="12pt" style:font-size-complex="12pt" fo:hyphenate="true"/>
    </style:style>
    <style:style style:name="P146" style:parent-style-name="Normal" style:family="paragraph">
      <style:paragraph-properties fo:widows="2" fo:orphans="2" style:vertical-align="auto" fo:margin-bottom="0.0694in" fo:line-height="100%" fo:background-color="#FFFFFF"/>
      <style:text-properties style:font-name="Times New Roman" style:font-name-asian="Times New Roman" style:font-name-complex="Times New Roman" fo:color="#231F20" style:letter-kerning="false" fo:font-size="12pt" style:font-size-asian="12pt" style:font-size-complex="12pt" fo:hyphenate="true"/>
    </style:style>
    <style:style style:name="P147" style:parent-style-name="Normal" style:family="paragraph">
      <style:paragraph-properties fo:widows="2" fo:orphans="2" style:vertical-align="auto" fo:margin-bottom="0.0694in" fo:line-height="100%" fo:background-color="#FFFFFF"/>
      <style:text-properties style:font-name="Arial" style:font-name-asian="Times New Roman" style:font-name-complex="Arial" fo:font-weight="bold" style:font-weight-asian="bold" style:font-weight-complex="bold" fo:color="#502E81" fo:letter-spacing="0.0048in" style:letter-kerning="false" fo:font-size="18pt" style:font-size-asian="18pt" style:font-size-complex="18pt" fo:hyphenate="true"/>
    </style:style>
    <style:style style:name="P148" style:parent-style-name="Normal" style:family="paragraph">
      <style:paragraph-properties fo:widows="2" fo:orphans="2" style:vertical-align="auto" fo:margin-bottom="0.0694in" fo:line-height="100%" fo:background-color="#FFFFFF"/>
      <style:text-properties style:font-name="Times New Roman" style:font-name-asian="Times New Roman" style:font-name-complex="Times New Roman" fo:color="#231F20" style:letter-kerning="false" fo:font-size="12pt" style:font-size-asian="12pt" style:font-size-complex="12pt" fo:hyphenate="true"/>
    </style:style>
    <style:style style:name="P149" style:parent-style-name="Normal" style:family="paragraph">
      <style:paragraph-properties fo:widows="2" fo:orphans="2" style:vertical-align="auto" fo:margin-bottom="0.0694in" fo:line-height="100%" fo:background-color="#FFFFFF"/>
      <style:text-properties fo:hyphenate="true"/>
    </style:style>
    <style:style style:name="T150" style:parent-style-name="DefaultParagraphFont" style:family="text">
      <style:text-properties style:font-name="Times New Roman" style:font-name-asian="Times New Roman" style:font-name-complex="Times New Roman" fo:color="#231F20" style:letter-kerning="false" fo:font-size="12pt" style:font-size-asian="12pt" style:font-size-complex="12pt"/>
    </style:style>
    <style:style style:name="P151" style:parent-style-name="Standard" style:family="paragraph">
      <style:paragraph-properties fo:line-height="100%"/>
      <style:text-properties style:font-name="Times New Roman" style:font-name-complex="Times New Roman"/>
    </style:style>
    <style:style style:name="P152" style:parent-style-name="Standard" style:family="paragraph">
      <style:paragraph-properties fo:margin-top="0.0694in" fo:margin-bottom="0.0694in"/>
    </style:style>
    <style:style style:name="T153" style:parent-style-name="DefaultParagraphFont" style:family="text">
      <style:text-properties style:font-name="Times New Roman" style:font-name-complex="Times New Roman" fo:color="#000000" fo:font-size="12pt" style:font-size-asian="12pt" style:font-size-complex="12pt"/>
    </style:style>
    <style:style style:name="T154" style:parent-style-name="style_21" style:family="text">
      <style:text-properties style:font-name="Times New Roman" style:font-name-complex="Times New Roman" fo:font-size="12pt" style:font-size-asian="12pt" style:font-size-complex="12pt"/>
    </style:style>
    <style:style style:name="T155" style:parent-style-name="DefaultParagraphFont" style:family="text">
      <style:text-properties style:font-name="Times New Roman" style:font-name-complex="Times New Roman" fo:color="#000000" fo:font-size="12pt" style:font-size-asian="12pt" style:font-size-complex="12pt"/>
    </style:style>
    <style:style style:name="P156" style:parent-style-name="Standard" style:family="paragraph">
      <style:paragraph-properties>
        <style:tab-stops>
          <style:tab-stop style:type="left" style:position="2.3444in"/>
        </style:tab-stops>
      </style:paragraph-properties>
      <style:text-properties fo:font-weight="bold" style:font-weight-asian="bold"/>
    </style:style>
    <style:style style:name="P157" style:parent-style-name="Standard" style:family="paragraph">
      <style:paragraph-properties fo:line-height="100%"/>
    </style:style>
    <style:style style:name="T158" style:parent-style-name="DefaultParagraphFont" style:family="text">
      <style:text-properties style:font-name-complex="Calibri" fo:color="#000000" fo:font-size="12pt" style:font-size-asian="12pt" style:font-size-complex="12pt"/>
    </style:style>
    <style:style style:name="T159" style:parent-style-name="Emphasis" style:family="text">
      <style:text-properties style:font-name-complex="Calibri" fo:color="#000000" fo:font-size="12pt" style:font-size-asian="12pt" style:font-size-complex="12pt"/>
    </style:style>
    <style:style style:name="T160" style:parent-style-name="DefaultParagraphFont" style:family="text">
      <style:text-properties style:font-name-complex="Calibri" fo:color="#000000" fo:font-size="12pt" style:font-size-asian="12pt" style:font-size-complex="12pt"/>
    </style:style>
    <style:style style:name="P161" style:parent-style-name="Standard" style:family="paragraph">
      <style:paragraph-properties>
        <style:tab-stops>
          <style:tab-stop style:type="left" style:position="2.3444in"/>
        </style:tab-stops>
      </style:paragraph-properties>
    </style:style>
  </office:automatic-styles>
  <office:body>
    <office:text text:use-soft-page-breaks="true">
      <text:h text:style-name="P1" text:outline-level="1">English 1005-Composition</text:h>
      <text:p text:style-name="P2">Louisiana State University, Baton Rouge</text:p>
      <text:h text:style-name="Heading2" text:outline-level="2">Course/Instructor Information</text:h>
      <text:p text:style-name="P3">Course Location: <text:s/>See description in Moodle<text:tab/><text:tab/><text:tab/><text:tab/><text:tab/><text:tab/><text:tab/><text:tab/></text:p>
      <text:p text:style-name="P4">Meeting times and days: <text:s/>See description in Moodle</text:p>
      <text:p text:style-name="P5">Instructor’s Name: <text:s/>Teresa Iverson<text:tab/><text:tab/><text:tab/><text:tab/><text:tab/><text:tab/></text:p>
      <text:p text:style-name="P6">E-mail: tiverson@lsu.edu</text:p>
      <text:p text:style-name="P7">Office phone: 1-225-578-7804</text:p>
      <text:p text:style-name="Standard"><text:span text:style-name="T8">Office hours: <text:s/></text:span>Tu/Th -- 12 pm-1:30 by appointment and/or after class</text:p>
      <text:p text:style-name="P9"><text:bookmark-start text:name="InstructorDepartmentContactInfo"/><text:bookmark-start text:name="_Instructor_and_Department_Contact_I"/><text:bookmark-end text:name="InstructorDepartmentContactInfo"/><text:bookmark-end text:name="_Instructor_and_Department_Contact_I"/>Office Location: <text:s/>Allen Hall 322</text:p>
      <text:h text:style-name="Heading2" text:outline-level="2"><text:bookmark-start text:name="OverviewCourse"/><text:bookmark-start text:name="_Overview_of_the_Course_/_Course_Des"/><text:bookmark-end text:name="OverviewCourse"/><text:bookmark-end text:name="_Overview_of_the_Course_/_Course_Des"/>Course Mission Statement/Requirements/Outcomes</text:h>
      <text:p text:style-name="P10"/>
      <text:p text:style-name="P11">Goal/Mission Statement:</text:p>
      <text:p text:style-name="P12"/>
      <text:p text:style-name="P13"><text:span text:style-name="T14">English 1005 is a general education composition course for international students whose first language is not English. This course builds on the skills and knowledge taught in ENGL 1004 and additionally focuses on argumentation, methods of critical inquiry, and research strategies. The course enhances international students' abilities to understand genre in terms of voice, vocabulary, and levels of specificity appropriate to different audiences. The course also offers opportunities to practice writing as a process. This includes gathering ideas and information, composing rough drafts, peer reviews, all to complete a finished, edited text. Throughout the course, we will practice multiple research strategies directed toward future academic studies and will be expected to appropriately integrate information from sources into academic writing, documenting it according to appropriate conventions.</text:span></text:p>
      <text:p text:style-name="P15"/>
      <text:p text:style-name="P16">Requirements</text:p>
      <text:p text:style-name="P17"/>
      <text:p text:style-name="P18">LSU graduates will conduct research-based inquiry, including articulation of complex disciplinary and interdisciplinary problems, effective evaluation and analysis of primary and secondary sources, and integration of relevant information into original discourse.</text:p>
      <text:p text:style-name="P19"/>
      <text:p text:style-name="P20">Outcomes</text:p>
      <text:p text:style-name="P21"/>
      <text:list text:style-name="WWNum3">
        <text:list-item>
          <text:p text:style-name="P22">Learn to position oneself as a writer and researcher within an academic community</text:p>
        </text:list-item>
        <text:list-item>
          <text:p text:style-name="P23">Learn to read critically and analyze other writers’ work</text:p>
        </text:list-item>
        <text:list-item>
          <text:p text:style-name="P24">Produce college-level essays characterized by organization, unity, specific support, appropriate word choice, standard usage, and correct grammar, spelling, and mechanics</text:p>
        </text:list-item>
        <text:list-item>
          <text:p text:style-name="P25">Collaborate with peers to create papers and improve writing</text:p>
        </text:list-item>
        <text:list-item>
          <text:p text:style-name="P26">Learn to revise and edit</text:p>
        </text:list-item>
      </text:list>
      <text:p text:style-name="P27"/>
      <text:h text:style-name="Heading2" text:outline-level="2">Textbook Materials – Optional (as of Fall of 2021)</text:h>
      <text:p text:style-name="Standard"><text:span text:style-name="T28">The Allyn &amp; Bacon Guide to Writing, 7</text:span><text:span text:style-name="T29">th</text:span><text:span text:style-name="T30"><text:s/>edition.<text:s/></text:span>Ramage, Bean, and Johnson. Pearson.</text:p>
      <text:p text:style-name="Standard"><text:bookmark-start text:name="yui_3_17_2_1_1579722381391_6357"/><text:bookmark-end text:name="yui_3_17_2_1_1579722381391_6357"/><text:span text:style-name="T31">ISBN-13:</text:span> <text:bookmark-start text:name="yui_3_17_2_1_1579722381391_6109"/><text:bookmark-end text:name="yui_3_17_2_1_1579722381391_6109"/><text:span text:style-name="T32">978-0321914224 or </text:span><text:bookmark-start text:name="yui_3_17_2_1_1579722381391_6111"/><text:bookmark-end text:name="yui_3_17_2_1_1579722381391_6111"/><text:span text:style-name="T33">ISBN-10:</text:span> <text:bookmark-start text:name="yui_3_17_2_1_1579722381391_6278"/><text:bookmark-end text:name="yui_3_17_2_1_1579722381391_6278"/><text:span text:style-name="T34">0321914228</text:span></text:p>
      <text:p text:style-name="Standard">We will also be submitting 3 of our essay assignments to your Tutor.com online tutor (see link in Moodle).</text:p>
      <text:h text:style-name="Heading2" text:outline-level="2">Assignments</text:h>
      <text:p text:style-name="P35">Participation/In-class Assignments</text:p>
      <text:p text:style-name="P36"/>
      <text:p text:style-name="P37">You will be expected to participate in small and large-group activities and to complete tasks assigned during class time. <text:s/>Participation points will be deducted when you get off task (e.g. using computers for non-course related activities).</text:p>
      <text:p text:style-name="P38"/>
      <text:p text:style-name="P39">Homework<text:tab/></text:p>
      <text:p text:style-name="P40">Most days, you will be assigned writing tasks that must be completed and submitted to the (Moodle) dropbox before the beginning of the following class period. Most of these tasks will be writing assignments related to your reading assignments. All assignments should be submitted in Word Documents to reference the needed word count in certain assignments. You may download word for free through Tigerware. See IT for more information.</text:p>
      <text:p text:style-name="Standard"><text:span text:style-name="T41">Grading Policy:</text:span><text:s text:c="3"/><text:tab/><text:tab/><text:tab/><text:tab/><text:tab/><text:tab/><text:tab/><text:tab/><text:tab/><text:span text:style-name="T42">Points</text:span></text:p>
      <text:p text:style-name="P43">15%    Participation/In class assignments<text:tab/><text:tab/><text:tab/><text:tab/><text:tab/><text:tab/>150</text:p>
      <text:p text:style-name="P44"/>
      <text:p text:style-name="P45">20%    Exploratory Essay<text:tab/><text:tab/><text:tab/><text:tab/><text:tab/><text:tab/><text:tab/><text:tab/>200</text:p>
      <text:p text:style-name="P46"/>
      <text:p text:style-name="P47">10%     Topic Proposal<text:s/><text:tab/><text:tab/><text:tab/><text:tab/><text:tab/><text:tab/><text:tab/><text:tab/>100<text:tab/></text:p>
      <text:p text:style-name="P48"/>
      <text:p text:style-name="P49">15% <text:s text:c="3"/>Annotated Bibliography<text:tab/><text:tab/><text:tab/><text:tab/><text:tab/><text:tab/><text:tab/>150</text:p>
      <text:p text:style-name="P50"/>
      <text:p text:style-name="P51"> 30%    Research Argument<text:tab/><text:tab/><text:tab/><text:tab/><text:tab/><text:tab/><text:tab/><text:tab/>300</text:p>
      <text:p text:style-name="P52"/>
      <text:p text:style-name="P53">10% <text:s text:c="4"/>Presentation <text:s text:c="16"/><text:tab/><text:tab/><text:tab/><text:tab/><text:tab/><text:tab/><text:tab/>100</text:p>
      <text:p text:style-name="Standard"/>
      <text:soft-page-break/>
      <text:h text:style-name="P54" text:outline-level="3">Grading Scale for Course</text:h>
      <text:p text:style-name="Standard">900-1000=A</text:p>
      <text:p text:style-name="Standard">800-899=B</text:p>
      <text:p text:style-name="Standard">700-799=C</text:p>
      <text:p text:style-name="Standard">600-699=D</text:p>
      <text:p text:style-name="Standard">599 and below F</text:p>
      <text:p text:style-name="P55">Graduate Students must earn at least an 80% B in both ENGL 1004 and ENGL 1005 to pass (they receive a “P,” not a letter grade).  Failing a course does not impact the graduate student’s GPA. </text:p>
      <text:p text:style-name="P56">Undergraduate students earn letter grades and their GPA is affected by their grades in the courses.</text:p>
      <text:p text:style-name="P57">Plus/Minus Grade Policy:</text:p>
      <text:p text:style-name="Standard"><text:span text:style-name="T58">According to the Office of the University Registrar</text:span><text:span text:style-name="T59">, “Plus/Minus Grading is required for all undergraduate, graduate, and professional courses using the A through F letter grading system. The letter grades A, B, C, and D have the suffix plus (+) or minus (-) included to distinguish higher and lower performances within each of these letter grades. The letter grade F does not include the plus/minus distinction.”</text:span></text:p>
      <text:p text:style-name="Standard"><text:span text:style-name="T60">For determining mid-term and final grades</text:span><text:span text:style-name="T61">, the following scale will be used:</text:span></text:p>
      <text:p text:style-name="P62"/>
      <table:table table:style-name="Table63">
        <table:table-columns>
          <table:table-column table:style-name="TableColumn64"/>
          <table:table-column table:style-name="TableColumn65"/>
          <table:table-column table:style-name="TableColumn66"/>
          <table:table-column table:style-name="TableColumn67"/>
          <table:table-column table:style-name="TableColumn68"/>
        </table:table-columns>
        <table:table-row table:style-name="TableRow69">
          <table:table-cell table:style-name="TableCell70">
            <text:p text:style-name="P71">100-97=A+</text:p>
          </table:table-cell>
          <table:table-cell table:style-name="TableCell72">
            <text:p text:style-name="P73">89-87=B+</text:p>
          </table:table-cell>
          <table:table-cell table:style-name="TableCell74">
            <text:p text:style-name="P75">79-77=C+</text:p>
          </table:table-cell>
          <table:table-cell table:style-name="TableCell76">
            <text:p text:style-name="P77">69-67=D+</text:p>
          </table:table-cell>
          <table:table-cell table:style-name="TableCell78">
            <text:p text:style-name="P79">59 and below=F</text:p>
          </table:table-cell>
        </table:table-row>
        <table:table-row table:style-name="TableRow80">
          <table:table-cell table:style-name="TableCell81">
            <text:p text:style-name="P82">96-93=A</text:p>
          </table:table-cell>
          <table:table-cell table:style-name="TableCell83">
            <text:p text:style-name="P84">86-83=B</text:p>
          </table:table-cell>
          <table:table-cell table:style-name="TableCell85">
            <text:p text:style-name="P86">76-73=C</text:p>
          </table:table-cell>
          <table:table-cell table:style-name="TableCell87">
            <text:p text:style-name="P88">66-63=D</text:p>
          </table:table-cell>
          <table:table-cell table:style-name="TableCell89">
            <text:p text:style-name="P90"/>
          </table:table-cell>
        </table:table-row>
        <table:table-row table:style-name="TableRow91">
          <table:table-cell table:style-name="TableCell92">
            <text:p text:style-name="P93">92-90=A-</text:p>
          </table:table-cell>
          <table:table-cell table:style-name="TableCell94">
            <text:p text:style-name="P95">82-80=B-</text:p>
          </table:table-cell>
          <table:table-cell table:style-name="TableCell96">
            <text:p text:style-name="P97">72-70=C-</text:p>
          </table:table-cell>
          <table:table-cell table:style-name="TableCell98">
            <text:p text:style-name="P99">62-60=D-</text:p>
          </table:table-cell>
          <table:table-cell table:style-name="TableCell100">
            <text:p text:style-name="P101"/>
          </table:table-cell>
        </table:table-row>
      </table:table>
      <text:p text:style-name="P102"/>
      <text:p text:style-name="P103"/>
      <text:h text:style-name="Heading2" text:outline-level="2"><text:bookmark-start text:name="LearningObjectives"/><text:bookmark-start text:name="_Learning_Objectives_/_Course_Object"/><text:bookmark-start text:name="_Grading_and_Assessment"/><text:bookmark-end text:name="LearningObjectives"/><text:bookmark-end text:name="_Learning_Objectives_/_Course_Object"/><text:bookmark-end text:name="_Grading_and_Assessment"/>Course Policies/Conduct</text:h>
      <text:p text:style-name="P104">Communication:</text:p>
      <text:p text:style-name="P105"><text:span text:style-name="T106">Both Moodle and LSU email are extremely important for this course, as I will notify you of any news via these media. Email is the official form of communication for the university, so please adhere to etiquette when communicating with me, by putting ENGL 1005 in the subject box. <text:s/>If you email a question that can be answered by reading this syllabus, I will not respond to your email. If you have questions about your grade on an assignment or essay, come to see me during<text:s/></text:span><text:soft-page-break/><text:span text:style-name="T107">my office hours. <text:s/>Finally, I expect we all maintain an attitude of respect toward one another throughout the semester. This is important to create a fair and kind community that makes it possible for all members to achieve success.</text:span></text:p>
      <text:p text:style-name="P108">Attendance Policy:</text:p>
      <text:p text:style-name="P109">UWP Attendance Policy</text:p>
      <text:p text:style-name="P110">If you miss class, you need to check Moodle and call/email/text/facebook/ask a classmate for notes and assignments. It is your responsibility to make up the homework missed during class and to submit assignments on or before the due date. If you know that you will not be attending a class, I advise you to turn in all homework and/or essays early, even if, you have an excuse. I do not respond to emails concerning unexcused absences. Homework will not be graded if it is submitted late. Quizzes and other classroom activities need to be excused in order to be made up if you miss them. Major assignments will not be accepted late unless you have a valid excuse that is documented.</text:p>
      <text:p text:style-name="P111"/>
      <text:p text:style-name="P112">Class attendance is critical to the rich, interactive environment that the University Writing Program’s classes are designed to provide. <text:s/>To learn the processes and skills involved in learning to write in an academic community, students need interaction with and feedback from other students.</text:p>
      <text:p text:style-name="P113"/>
      <text:p text:style-name="Standard"><text:span text:style-name="T114">When students have valid reasons for absence (see</text:span><text:span text:style-name="T115"> </text:span><text:a xlink:href="http://appl003.lsu.edu/ups.nsf/$Reference/D45654A11F8AC79686256C250062AE4D/$File/PS+22+revision+8+2007.pdf" office:target-frame-name="_top" xlink:show="replace"><text:span text:style-name="T116">PS-22</text:span></text:a><text:span text:style-name="T117">),</text:span></text:p>
      <text:p text:style-name="P118">they are responsible “for providing reasonable advance notification and appropriate documentation of the reason for the absence” and “for making up examinations, obtaining lecture notes, and otherwise compensating for what may have been missed.” Teachers “will assist those students who have valid reasons,” but some in-class activities are difficult to make up. Valid reasons that must be documented include: <text:s/>Illness; serious family emergency; special curricular requirements such as judging trips or field trips; court-imposed legal obligations such as subpoenas or jury duty; military obligations; serious weather conditions; religious observances (see the interfaith calendar website); official participation in varsity athletic competitions or university musical events.</text:p>
      <text:p text:style-name="P119"><text:span text:style-name="T120">As per PS-22, all students are expected to attend class on time and for the duration of the class. It is in your best interest to show up and hang out with the learning community here. Participating in discussions connected to the development of your ideas and your essays is a crucial component of this course and your overall education. We want students to be successful, and missing classes is the number one reason why students are unsuccessful in composition courses. If you plan to miss for any reason, excused or unexcused, please try to email to let me know beforehand.</text:span></text:p>
      <text:p text:style-name="P121"/>
      <text:p text:style-name="P122"/>
      <text:soft-page-break/>
      <text:p text:style-name="P123">Absences without valid reasons, or unexcused absences, are limited to three per term in classes that meet three times a week (e.g., MWF) and two per term in classes that meet two times a week (e.g., TTH or MW). <text:s text:c="2"/>Beyond these limits, each unexcused absence will lower the final course grade by half a letter grade, or five points on a 100-point scale.</text:p>
      <text:p text:style-name="Standard"><text:span text:style-name="T124">Athletes</text:span><text:span text:style-name="T125"><text:s/>should submit their travel schedule (printed off) at the beginning of the semester so that I am aware of the dates you will be absent. You should maintain the same due dates as the rest of the class regarding assignments. For special exceptions you should contact me via email before the assignment due date to let me know of any changes</text:span><text:span text:style-name="T126">/arrangements that need to be made</text:span><text:span text:style-name="T127">.<text:s/></text:span></text:p>
      <text:p text:style-name="P128">NOTE: DOCUMENTATION FOR ABSENCES ARE DUE TO THE INSTRUCTOR WITHIN A WEEK FOLLOWING THE ABSENCE.</text:p>
      <text:p text:style-name="P129">Tardiness:</text:p>
      <text:p text:style-name="P130">Starting today, you may be late two times with no penalty. Following that, students will lose accumulating points for each time they are late. The first time = 1 pt, second time 2 points etc. It disrupts the class to have students coming late so please make your best efforts to arrive on time.</text:p>
      <text:p text:style-name="P131">Cell Phones:</text:p>
      <text:p text:style-name="P132">Students will show respect for others in the classroom and will not use cell phones or other electronic media unless asked to by the instructor. Please be sure to silence your phone prior to the beginning of class. In addition, any disruption can result in the student leaving the classroom and losing participation points for the day/week.</text:p>
      <text:p text:style-name="P133">Academic Integrity:</text:p>
      <text:p text:style-name="P134"><text:span text:style-name="T135">Academic misconduct includes but is not limited to, cheating, plagiarism, collusion (cheating), falsifying academic records, and any act designed to give an unfair academic advantage to the student... (</text:span><text:span text:style-name="T136">Sec. 5.1, C.</text:span><text:span text:style-name="T137"><text:s/>of the LSU<text:s/></text:span><text:a xlink:href="http://www.lsu.edu/judicialaffairs/code.htm" office:target-frame-name="_top" xlink:show="replace"><text:span text:style-name="T138">Code of Student Conduct</text:span></text:a><text:span text:style-name="T139">).<text:s/></text:span><text:span text:style-name="T140">For more specifics, see:<text:s/></text:span><text:a xlink:href="http://saa.lsu.edu/AI.htm" office:target-frame-name="_top" xlink:show="replace"><text:span text:style-name="T141">saa.lsu.edu/AI.htm</text:span></text:a></text:p>
      <text:p text:style-name="P142"><text:span text:style-name="T143">This writing class is meant to help you learn to express yourself better through practice. Writing is a way of thinking and showing your own thinking. There are many tools and technologies that help us do that. Writing itself is a technology that humans have developed. As these tools advance, we want to use them judiciously. What many refer to as artificial intelligence and large language models (LLMs) now can piece together text by mimicking patterns found online. We want you to write original work in this class. We want you to learn to write by writing. And so, that means doing the work. Trying to pass off machine generated text as your own isn’t the most creative or ethical way to go about writing, and it goes against the student code of conduct regarding academic integrity. Technically, for example, OpenAI owns the copyright of any text generated by ChatGPT. While we may use various writing tools and technologies in this class, we want to be careful about doing so. If your writing is thought to be generated in some unethical fashion, we can respond and address that as needed. Student Advocacy and Accountability hears cases regarding issues surrounding students and academic integrity.</text:span></text:p>
      <text:soft-page-break/>
      <text:h text:style-name="P144" text:outline-level="2">Permissible Use of Generative AI</text:h>
      <text:p text:style-name="P145">As a partner in your learning, it is important to both of us that any assignment submission is a pure reflection of your work and understanding. In this course, using AI programs such as ChatGPT is permitted for the purposes of enhancing your understanding of course materials, encouraging creative exploration and supporting academic growth. These programs should not be used to produce work that misrepresents your abilities or deceives as to the conditions under which the work was completed.</text:p>
      <text:p text:style-name="P146">If you choose to utilize AI programs to generate content, you must clearly acknowledge the use of AI generated material. Proper attribution of AI program use should include an explanation of how the program contributed to the assignment and/or your academic growth. Failing to give proper attribution to the use of AI programs in academic work will be reported to Student Advocacy &amp; Accountability for review under the Code of Student Conduct and may result in impacts to your assignment and/or course grades.</text:p>
      <text:h text:style-name="P147" text:outline-level="2">Prohibited Use of Generative AI</text:h>
      <text:p text:style-name="P148">As a partner in your learning, it is important to both of us that any assignment submission is a pure reflection of your work and understanding. The introduction of artificial intelligence options to complete academic work jeopardizes my ability to evaluate your understanding of our course content and robs you of the ability to master the subject matter. Therefore, the use of generative AI programs for the purpose of completing course work is prohibited. This includes, but is not limited to, using AI-generated essays, reports, code, or any other submissions as a substitute for your own original work. If you have questions about the use of specific tools or technologies in relation to course work, seek guidance from your instructor beforehand.</text:p>
      <text:p text:style-name="P149"><text:span text:style-name="T150">Suspicions of the use of AI programs in academic work will be reported to Student Advocacy &amp; Accountability for review under the Code of Student Conduct and may result in impacts to your assignment and/or course grades.</text:span></text:p>
      <text:p text:style-name="P151"/>
      <text:h text:style-name="Heading2" text:outline-level="2">Tutoring</text:h>
      <text:p text:style-name="P152"><text:span text:style-name="T153">The Writing Center (C x C Studio 151) is the primary on-campus source for free academic support on writing.  Students can work one-on-one with a trained consultant to receive objective, constructive feedback on their academic writing projects at any stage of the writing process.   For more information, visit http://cxc.lsu.edu/writing.html, or call<text:s/></text:span><text:span text:style-name="T154">225-578-7795</text:span><text:span text:style-name="T155"><text:s/>to make an appointment.</text:span></text:p>
      <text:h text:style-name="Heading2" text:outline-level="2"><text:bookmark-start text:name="CourseScheduleModules"/><text:bookmark-start text:name="_Course_Schedule_of_Modules_and_Assi"/><text:bookmark-start text:name="PoliciesAcademicMisconduct"/><text:bookmark-start text:name="_Policies_on_Academic_Misconduct"/><text:bookmark-start text:name="StudentRightsResponsibilities"/><text:bookmark-start text:name="_Disability_Services"/><text:bookmark-end text:name="CourseScheduleModules"/><text:bookmark-end text:name="_Course_Schedule_of_Modules_and_Assi"/><text:bookmark-end text:name="PoliciesAcademicMisconduct"/><text:bookmark-end text:name="_Policies_on_Academic_Misconduct"/><text:bookmark-end text:name="StudentRightsResponsibilities"/><text:bookmark-end text:name="_Disability_Services"/>Disability Services</text:h>
      <text:p text:style-name="P156">Disability Code:</text:p>
      <text:soft-page-break/>
      <text:p text:style-name="P157"><text:span text:style-name="T158">The<text:s/></text:span><text:span text:style-name="T159">Office of Disability Services</text:span><text:span text:style-name="T160"><text:s/>assists students in identifying and developing accommodations and services to help over-come barriers to the achievement of personal and academic goals. Services are provided for students with temporary or permanent disabilities. Accommodations and services are based on the individual student's disability-based need. Students must provide current documentation of their disabilities. Students should contact the office early so that necessary accommodations can be arranged.</text:span></text:p>
      <text:p text:style-name="P161"/>
      <text:h text:style-name="Heading2" text:outline-level="2"><text:bookmark-start text:name="_Student_Rights_and_Responsibilities"/><text:bookmark-end text:name="_Student_Rights_and_Responsibilities"/>Course Schedule <text:s/>(Subject to Change) – See Unit Schedule in Moodle</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Microsoft YaHei" svg:font-family="Microsoft YaHei" style:font-family-generic="swiss" style:font-pitch="variable" svg:panose-1="2 11 5 3 2 2 4 2 2 4"/>
    <style:font-face style:name="Palatino" svg:font-family="Palatino"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tyle:font-face style:name="Baskerville Old Face" svg:font-family="Baskerville Old Face" style:font-family-generic="roman" style:font-pitch="variable" svg:panose-1="2 2 6 2 8 5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1666in" fo:margin-bottom="0.0416in" fo:line-height="100%"/>
      <style:text-properties style:font-name="Arial" style:font-name-asian="Times New Roman" style:font-name-complex="Arial" style:font-weight-complex="bold" fo:font-size="22pt" style:font-size-asian="22pt" style:font-size-complex="16pt" fo:hyphenate="false"/>
    </style:style>
    <style:style style:name="Heading2" style:display-name="Heading 2" style:family="paragraph" style:parent-style-name="Standard" style:next-style-name="Textbody" style:default-outline-level="2">
      <style:paragraph-properties fo:keep-with-next="always" fo:border-top="0.0312in solid #00000A" fo:border-left="none" fo:border-bottom="0.0312in solid #00000A" fo:border-right="none" fo:padding-top="0.0138in" fo:padding-left="0in" fo:padding-bottom="0.0138in" fo:padding-right="0in" style:shadow="none" fo:margin-top="0.1666in" fo:margin-bottom="0.0416in" fo:line-height="100%" fo:background-color="#671D59"/>
      <style:text-properties style:font-name="Cambria" style:font-name-asian="Times New Roman" style:font-name-complex="Arial" style:font-weight-complex="bold" style:font-style-complex="italic" fo:color="#FFFFFF" fo:font-size="14pt" style:font-size-asian="14pt" style:font-size-complex="14pt" fo:hyphenate="false"/>
    </style:style>
    <style:style style:name="Heading3" style:display-name="Heading 3" style:family="paragraph" style:parent-style-name="Standard" style:next-style-name="Textbody" style:default-outline-level="3">
      <style:paragraph-properties fo:keep-with-next="always" fo:border-top="0.0138in solid #00000A" fo:border-left="none" fo:border-bottom="none" fo:border-right="none" fo:padding-top="0.0138in" fo:padding-left="0in" fo:padding-bottom="0in" fo:padding-right="0in" style:shadow="none" fo:margin-top="0.1666in" fo:margin-bottom="0.0416in" fo:line-height="100%" fo:background-color="#CCCCCC"/>
      <style:text-properties style:font-name="Arial" style:font-name-asian="Times New Roman" style:font-name-complex="Arial" style:font-weight-complex="bold" fo:font-size="12pt" style:font-size-asian="12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NoSpacing" style:display-name="No Spacing" style:family="paragraph">
      <style:paragraph-properties fo:widows="2" fo:orphans="2" fo:margin-bottom="0in" fo:line-height="100%"/>
      <style:text-properties style:font-name="Times New Roman" style:font-name-asian="Calibri" style:font-name-complex="Times New Roman" fo:font-size="12pt" style:font-size-asian="12pt" fo:hyphenate="false"/>
    </style:style>
    <style:style style:name="Body" style:display-name="Body" style:family="paragraph" style:parent-style-name="Standard">
      <style:paragraph-properties fo:margin-bottom="0in" fo:line-height="100%"/>
      <style:text-properties style:font-name="Palatino" style:font-name-asian="Times New Roman" style:font-name-complex="Times New Roman" fo:font-size="12pt" style:font-size-asian="12pt" style:font-size-complex="10pt"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rial" style:font-name-asian="Times New Roman" style:font-name-complex="Arial" style:font-weight-complex="bold" style:letter-kerning="true" fo:font-size="22pt" style:font-size-asian="22pt" style:font-size-complex="16pt"/>
    </style:style>
    <style:style style:name="Heading2Char" style:display-name="Heading 2 Char" style:family="text" style:parent-style-name="DefaultParagraphFont">
      <style:text-properties style:font-name="Cambria" style:font-name-asian="Times New Roman" style:font-name-complex="Arial" style:font-weight-complex="bold" style:font-style-complex="italic" fo:color="#FFFFFF" fo:font-size="14pt" style:font-size-asian="14pt" style:font-size-complex="14pt"/>
    </style:style>
    <style:style style:name="Heading3Char" style:display-name="Heading 3 Char" style:family="text" style:parent-style-name="DefaultParagraphFont">
      <style:text-properties style:font-name="Arial" style:font-name-asian="Times New Roman" style:font-name-complex="Arial" style:font-weight-complex="bold" fo:font-size="12pt" style:font-size-asian="12pt" style:font-size-complex="13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bylinepipe1" style:display-name="bylinepipe1" style:family="text" style:parent-style-name="DefaultParagraphFont">
      <style:text-properties fo:color="#666666"/>
    </style:style>
    <style:style style:name="style_21" style:display-name="style_21" style:family="text" style:parent-style-name="DefaultParagraphFont">
      <style:text-properties style:font-name="Arial" style:font-name-complex="Arial" fo:font-weight="normal" style:font-weight-asian="normal" style:font-weight-complex="normal" fo:font-style="normal" style:font-style-asian="normal" style:font-style-complex="normal" fo:font-size="7pt" style:font-size-asian="7pt" style:font-size-complex="7pt"/>
    </style:style>
    <style:style style:name="apple-converted-space" style:display-name="apple-converted-space" style:family="text" style:parent-style-name="DefaultParagraphFont"/>
    <style:style style:name="ListLabel1" style:display-name="ListLabel 1" style:family="text">
      <style:text-properties style:font-name-complex="Courier New"/>
    </style:style>
    <style:style style:name="x_msonormal" style:display-name="x_msonormal"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hyphenate="tru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e</meta:initial-creator>
    <dc:creator>Teresa Iverson</dc:creator>
    <meta:creation-date>2024-08-30T15:48:00Z</meta:creation-date>
    <dc:date>2024-08-30T15:48:00Z</dc:date>
    <meta:template xlink:href="Normal" xlink:type="simple"/>
    <meta:editing-cycles>2</meta:editing-cycles>
    <meta:editing-duration>PT18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7" meta:paragraph-count="27" meta:word-count="2070" meta:character-count="13845" meta:row-count="98" meta:non-whitespace-character-count="11802"/>
  </office:meta>
</office:document-meta>
</file>